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weight="bold" officeooo:rsid="0063c15a" officeooo:paragraph-rsid="0063c15a" style:font-weight-asian="bold" style:font-weight-complex="bold"/>
    </style:style>
    <style:style style:name="P2" style:family="paragraph" style:parent-style-name="Standard">
      <style:text-properties fo:font-weight="bold" officeooo:rsid="0063c15a" officeooo:paragraph-rsid="0063c15a" fo:background-color="#ffff00" style:font-weight-asian="bold" style:font-weight-complex="bold"/>
    </style:style>
    <style:style style:name="P3" style:family="paragraph" style:parent-style-name="Standard">
      <style:paragraph-properties fo:text-align="justify" style:justify-single-word="false"/>
      <style:text-properties fo:font-weight="normal" officeooo:rsid="00cef62d" officeooo:paragraph-rsid="00cef62d" style:font-weight-asian="normal" style:font-weight-complex="normal"/>
    </style:style>
    <style:style style:name="P4" style:family="paragraph" style:parent-style-name="Standard">
      <style:paragraph-properties fo:text-align="justify" style:justify-single-word="false"/>
      <style:text-properties fo:font-weight="normal" officeooo:rsid="00d347c0" officeooo:paragraph-rsid="00d347c0" style:font-weight-asian="normal" style:font-weight-complex="normal"/>
    </style:style>
    <style:style style:name="P5" style:family="paragraph" style:parent-style-name="Standard">
      <style:paragraph-properties fo:text-align="justify" style:justify-single-word="false"/>
      <style:text-properties fo:font-weight="normal" officeooo:rsid="00d586b2" officeooo:paragraph-rsid="00d586b2" style:font-weight-asian="normal" style:font-weight-complex="normal"/>
    </style:style>
    <style:style style:name="P6" style:family="paragraph" style:parent-style-name="Standard">
      <style:paragraph-properties fo:text-align="justify" style:justify-single-word="false"/>
      <style:text-properties fo:font-weight="normal" officeooo:rsid="00e7d823" officeooo:paragraph-rsid="00e7d823" style:font-weight-asian="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Psyb0t_Malware:_A_step-by-step_Decompilation_case_study</text:p>
      <text:p text:style-name="P1"/>
      <text:p text:style-name="P3">The authors of this paper perform an analysis of the malware PsyB0t by using a decompilation technic which consists of retrieving a readable code based on the machine code of a binary. However, usage of decompilation tools on malware is a challenging task. Indeed, a malware doesn’t respect application’s standards because of their objectives to be complex to reverse engineer. For instance, a malware has usually stripped symbols, its code is obfuscated and can contain polymorphic code. Moreover, malware targets multiple platforms and consequently can be compiled for each of them. During the analysis of the PsyB0t malware, authors were able to unpack it by using UPX tool. Then, they process the whole executable to retrieve strings (printable characters that terminated by a zero byte ‘\0’) and some symbols by analyzing data sections of the binary. <text:s/>Next, authors used the address of the program’s main by using its internal computer-specific database or using a heuristic detection. Based on that they were able to <text:s/>create a control-flow graph that examines all branch instructions to recognize conditional and unconditional branches, functions calls and returns from functions. At this steps the assembly code contains many redundant instructions, consequently, authors performed optimizations such as detecting multiple instructions that correspond to a known function and replaces them by the function name. Finally, the last step is to use the produced input of the last step to produce a code in the specified language syntax (C or Python like). By analyzing the code authors were able to detect functionalities of this malware (DdoS, brute-force, downloading of files,…) and much other useful information.</text:p>
      <text:p text:style-name="P3">Finally, this paper produces a complete analysis of the PsyB0t malware, however, it would have been interesting to perform an overview of decompilation tools and justify their choice to use a retargetable decompiler that is being developed within the Lissom project.</text:p>
      <text:p text:style-name="P1"/>
      <text:p text:style-name="P2">2-An_Analysis_of_the_Chuck_Norris_Botnet</text:p>
      <text:p text:style-name="P1"/>
      <text:p text:style-name="P2">3-A_Survey_of_Visualization_Systems_for_Malware_Analysis</text:p>
      <text:p text:style-name="P1"/>
      <text:p text:style-name="P2">4-Malware_analysis_and_classification:_A_survey</text:p>
      <text:p text:style-name="P1"/>
      <text:p text:style-name="P2">5-Helping_Johnny_to_Analyze_Malware</text:p>
      <text:p text:style-name="P1"/>
      <text:p text:style-name="P2">6-Advanced_Static_Analysis_for_Decompilation_Using_Scattered_Context_Grammars</text:p>
      <text:p text:style-name="P1"/>
      <text:p text:style-name="P2">7-Recompile:_A_Decompilation_Framework_for_Static_Analysis_of_Binaries</text:p>
      <text:p text:style-name="P1"/>
      <text:p text:style-name="P1">8-revealing_Packed_Malware</text:p>
      <text:p text:style-name="P1"/>
      <text:p text:style-name="P4">The starting point of this article is that during the past few year malware threats have increased significantly. In order to protect users against this threats multiple company’s developed antivirus software to detect and block malicious programs that try to compromise a computer. However, malware authors use packers in order to evade their detection by antivirus. The author defines a packer as a “binary tools that instigate code obfuscation”. Currently, modern malware can completely bypass personal firewalls and antivirus scanners by implementing this technic. A malware can use a packer software in order to compress and encrypt itself. Then, when the packed files are loaded into the memories it is able to restore the original executable and run its malicious part. Consequently, antivirus that tries to match the signature of the packed malware with the known virus does not detect any risk.</text:p>
      <text:p text:style-name="P4">Packers can be classified into four categories:</text:p>
      <text:p text:style-name="P4">- Compressor: that shrink file size with little or no anti-unpacking tricks (i.e. Upack UPX).</text:p>
      <text:p text:style-name="P4">- Crypter: that encrypt and obfuscate the original executable and prevent to be unpacked without any compression (i.e. Yoda’s crypter).</text:p>
      <text:p text:style-name="P4"><text:soft-page-break/>- <text:s/>Protectors: that combine features from compressors and crypters (i.e. Armadillo).</text:p>
      <text:p text:style-name="P4">- Bundlers: that pack a software package of multiple executable and data files into a single bundled executable file (i.e. PEBundle).</text:p>
      <text:p text:style-name="P4">In order to answer to this threat of packed malware, security researchers and antivirus editor use unpacking technics to inspect the original executable signature. One manual technics is to use debugger tools such as Ollydbg. However, automate packers detection exists and are usually used by antivirus that develops static unpackers. Theis type of tool consists of dedicated routines to decompress and decrypt executables packed by specific packers without executing the suspicious programs.</text:p>
      <text:p text:style-name="P1"/>
      <text:p text:style-name="P1">9-introduction-linux-based-malware</text:p>
      <text:p text:style-name="P1"/>
      <text:p text:style-name="P5">The aim of this paper is the analysis of malware on Linux operating system. Indeed, as explain by the authors, Linux systems are particularly vulnerable to malicious software because of their minimal defenses against them. Moreover, those systems are increasingly used in particular in IoT (“Internet of Things”) embedded devices and servers. In this paper malware are defined as “Code used to perform malicious actions”. Moreover, authors underline that malware needs to exploit a vulnerability in order to compromise a machine. This article also specifies that malicious programs can embed, in many cases, several functions such as propagation mechanisms and command and control functions. In addition, authors define the notion of the payload as a code to exploit a particular vulnerability, generally present on malicious programs in order to infect the targeted system. <text:s/></text:p>
      <text:p text:style-name="P5">In order to reduce the number of malware attacks, several systems can be put in place to filter traffic to and from the machine to block and/or detect malware. For instance, web application firewall (WAF) configured as an HTTP reverse proxy can protect a web server from potential attacks. In the same way, network-based monitoring programs such as SNORT are necessary to assure a minimal protection of a system.</text:p>
      <text:p text:style-name="P5">However, this article could be improved by describing malware classification technics in order to report and monitor in the best manner potential malware attacks on its Linux system.</text:p>
      <text:p text:style-name="P1"/>
      <text:p text:style-name="P1">10-Automating_Linux_Malware_Analysis_Using_Limon_Sandbox</text:p>
      <text:p text:style-name="P1"/>
      <text:p text:style-name="P6">This paper focuses on the presentation of Limon Sandbox, an automating Linux Malware analysis tool developed by Monnappa K A. This sandbox, written in python, allow the user to automatically collects, analyzes , and generates reports containing information of the processed malware. Moreover, this software aggregate knew malware analysis tools such as YARA, VirusTotal, and Volatility memory forensics framework. Limon sandbox performs three common types of malware analysis. First of all, a static analysis of the malware is operate without executing the malware. This step can able the user to learn multiple useful information about the malware such as the file type, its cryptographic hash, Strings embedded within the file, obfuscation methods,… Then, a dynamic analysis is performed. This step consists of executing the malware sample in a safe environnment (a virtual machine without any personnal data) and where it is possible to monitor as it runs. By using these technics a security researcher will be able to get more information impossible to gather with a static analysis such as process, file system and network activity. Next, Limon sandbox allows users to realize a memory analysis of the previously ran virtual machine. This step allows users to extracting forensics information such as running processes, network connections, loaded modules, API Hooking,…</text:p>
      <text:p text:style-name="P6">Finally, these tools generate a report in text format that contains all previously collected information. This paper provides a complete explanation of Limon Sandbox tool, however, it might be interesting to detail how can be interpreted results generate by the repor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21T15:01:02.210245193</meta:creation-date>
    <meta:generator>LibreOffice/5.1.2.2$Linux_X86_64 LibreOffice_project/10m0$Build-2</meta:generator>
    <dc:date>2016-06-26T23:08:43.557140320</dc:date>
    <meta:editing-duration>PT10H31M6S</meta:editing-duration>
    <meta:editing-cycles>128</meta:editing-cycles>
    <meta:document-statistic meta:table-count="0" meta:image-count="0" meta:object-count="0" meta:page-count="2" meta:paragraph-count="24" meta:word-count="1086" meta:character-count="7484" meta:non-whitespace-character-count="6417"/>
  </office:meta>
</office:document-meta>
</file>